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5.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6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6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tterie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Cell</text:p>
          </table:table-cell>
          <table:table-cell office:value-type="string">
            <text:p>Voltage</text:p>
          </table:table-cell>
          <table:table-cell office:value-type="string">
            <text:p>Capacity (mAH)</text:p>
          </table:table-cell>
          <table:table-cell table:number-columns-repeated="2"/>
        </table:table-row>
        <table:table-row table:style-name="ro2">
          <table:table-cell office:value-type="float" office:value="18650">
            <text:p>18650</text:p>
          </table:table-cell>
          <table:table-cell office:value-type="float" office:value="3.7">
            <text:p>3.7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Series</text:p>
          </table:table-cell>
          <table:table-cell office:value-type="string">
            <text:p>Parallel</text:p>
          </table:table-cell>
          <table:table-cell office:value-type="string">
            <text:p>Total Cells</text:p>
          </table:table-cell>
          <table:table-cell office:value-type="string">
            <text:p>Total Voltage</text:p>
          </table:table-cell>
          <table:table-cell office:value-type="string">
            <text:p>Capacity (Amp Hour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7]*[.B7]" office:value-type="float" office:value="40">
            <text:p>40</text:p>
          </table:table-cell>
          <table:table-cell table:formula="of:=[.A7]*[.$B$2]" office:value-type="float" office:value="37">
            <text:p>37</text:p>
          </table:table-cell>
          <table:table-cell table:formula="of:=[.B7]*[.$C$2] /1000"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]*[.B8]" office:value-type="float" office:value="50">
            <text:p>50</text:p>
          </table:table-cell>
          <table:table-cell table:formula="of:=[.A8]*[.$B$2]" office:value-type="float" office:value="37">
            <text:p>37</text:p>
          </table:table-cell>
          <table:table-cell table:formula="of:=[.B8]*[.$C$2] /1000"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9]*[.B9]" office:value-type="float" office:value="60">
            <text:p>60</text:p>
          </table:table-cell>
          <table:table-cell table:formula="of:=[.A9]*[.$B$2]" office:value-type="float" office:value="37">
            <text:p>37</text:p>
          </table:table-cell>
          <table:table-cell table:formula="of:=[.B9]*[.$C$2] /1000"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0]*[.B10]" office:value-type="float" office:value="70">
            <text:p>70</text:p>
          </table:table-cell>
          <table:table-cell table:formula="of:=[.A10]*[.$B$2]" office:value-type="float" office:value="37">
            <text:p>37</text:p>
          </table:table-cell>
          <table:table-cell table:formula="of:=[.B10]*[.$C$2] /1000"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1]*[.B11]" office:value-type="float" office:value="80">
            <text:p>80</text:p>
          </table:table-cell>
          <table:table-cell table:formula="of:=[.A11]*[.$B$2]" office:value-type="float" office:value="37">
            <text:p>37</text:p>
          </table:table-cell>
          <table:table-cell table:formula="of:=[.B11]*[.$C$2] /1000"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2]*[.B12]" office:value-type="float" office:value="90">
            <text:p>90</text:p>
          </table:table-cell>
          <table:table-cell table:formula="of:=[.A12]*[.$B$2]" office:value-type="float" office:value="37">
            <text:p>37</text:p>
          </table:table-cell>
          <table:table-cell table:formula="of:=[.B12]*[.$C$2] /1000" office:value-type="float" office:value="18">
            <text:p>18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formula="of:=[.A13]*[.B13]" office:value-type="float" office:value="100">
            <text:p>100</text:p>
          </table:table-cell>
          <table:table-cell table:formula="of:=[.A13]*[.$B$2]" office:value-type="float" office:value="37">
            <text:p>37</text:p>
          </table:table-cell>
          <table:table-cell table:formula="of:=[.B13]*[.$C$2] /1000"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14]*[.B14]" office:value-type="float" office:value="110">
            <text:p>110</text:p>
          </table:table-cell>
          <table:table-cell table:formula="of:=[.A14]*[.$B$2]" office:value-type="float" office:value="37">
            <text:p>37</text:p>
          </table:table-cell>
          <table:table-cell table:formula="of:=[.B14]*[.$C$2] /1000"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15]*[.B15]" office:value-type="float" office:value="120">
            <text:p>120</text:p>
          </table:table-cell>
          <table:table-cell table:formula="of:=[.A15]*[.$B$2]" office:value-type="float" office:value="37">
            <text:p>37</text:p>
          </table:table-cell>
          <table:table-cell table:formula="of:=[.B15]*[.$C$2] /1000" office:value-type="float" office:value="24">
            <text:p>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A16]*[.B16]" office:value-type="float" office:value="130">
            <text:p>130</text:p>
          </table:table-cell>
          <table:table-cell table:formula="of:=[.A16]*[.$B$2]" office:value-type="float" office:value="37">
            <text:p>37</text:p>
          </table:table-cell>
          <table:table-cell table:formula="of:=[.B16]*[.$C$2] /1000" office:value-type="float" office:value="26">
            <text:p>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A17]*[.B17]" office:value-type="float" office:value="140">
            <text:p>140</text:p>
          </table:table-cell>
          <table:table-cell table:formula="of:=[.A17]*[.$B$2]" office:value-type="float" office:value="37">
            <text:p>37</text:p>
          </table:table-cell>
          <table:table-cell table:formula="of:=[.B17]*[.$C$2] /1000" office:value-type="float" office:value="28">
            <text:p>2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[.A18]*[.B18]" office:value-type="float" office:value="104">
            <text:p>104</text:p>
          </table:table-cell>
          <table:table-cell table:formula="of:=[.A18]*[.$B$2]" office:value-type="float" office:value="48.1">
            <text:p>48.1</text:p>
          </table:table-cell>
          <table:table-cell table:formula="of:=[.B18]*[.$C$2] /1000"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[.A19]*[.B19]" office:value-type="float" office:value="117">
            <text:p>117</text:p>
          </table:table-cell>
          <table:table-cell table:formula="of:=[.A19]*[.$B$2]" office:value-type="float" office:value="48.1">
            <text:p>48.1</text:p>
          </table:table-cell>
          <table:table-cell table:formula="of:=[.B19]*[.$C$2] /1000"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A20]*[.B20]" office:value-type="float" office:value="130">
            <text:p>130</text:p>
          </table:table-cell>
          <table:table-cell table:formula="of:=[.A20]*[.$B$2]" office:value-type="float" office:value="48.1">
            <text:p>48.1</text:p>
          </table:table-cell>
          <table:table-cell table:formula="of:=[.B20]*[.$C$2] /1000"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A21]*[.B21]" office:value-type="float" office:value="143">
            <text:p>143</text:p>
          </table:table-cell>
          <table:table-cell table:formula="of:=[.A21]*[.$B$2]" office:value-type="float" office:value="48.1">
            <text:p>48.1</text:p>
          </table:table-cell>
          <table:table-cell table:formula="of:=[.B21]*[.$C$2] /1000"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A22]*[.B22]" office:value-type="float" office:value="156">
            <text:p>156</text:p>
          </table:table-cell>
          <table:table-cell table:formula="of:=[.A22]*[.$B$2]" office:value-type="float" office:value="48.1">
            <text:p>48.1</text:p>
          </table:table-cell>
          <table:table-cell table:formula="of:=[.B22]*[.$C$2] /1000" office:value-type="float" office:value="24">
            <text:p>24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formula="of:=[.A23]*[.B23]" office:value-type="float" office:value="169">
            <text:p>169</text:p>
          </table:table-cell>
          <table:table-cell table:formula="of:=[.A23]*[.$B$2]" office:value-type="float" office:value="48.1">
            <text:p>48.1</text:p>
          </table:table-cell>
          <table:table-cell table:formula="of:=[.B23]*[.$C$2] /1000" office:value-type="float" office:value="26">
            <text:p>2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A24]*[.B24]" office:value-type="float" office:value="182">
            <text:p>182</text:p>
          </table:table-cell>
          <table:table-cell table:formula="of:=[.A24]*[.$B$2]" office:value-type="float" office:value="48.1">
            <text:p>48.1</text:p>
          </table:table-cell>
          <table:table-cell table:formula="of:=[.B24]*[.$C$2] /1000" office:value-type="float" office:value="28">
            <text:p>28</text:p>
          </table:table-cell>
        </table:table-row>
      </table:table>
      <table:table table:name="Cells" table:style-name="ta1" table:print="false">
        <table:table-column table:style-name="co3" table:default-cell-style-name="ce3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" table:default-cell-style-name="Default"/>
        <table:table-row table:style-name="ro3">
          <table:table-cell table:style-name="ce1" office:value-type="string">
            <text:p>Battery Number</text:p>
          </table:table-cell>
          <table:table-cell table:style-name="ce1" office:value-type="string">
            <text:p>Cell Number</text:p>
          </table:table-cell>
          <table:table-cell table:style-name="ce4" office:value-type="string">
            <text:p>Colour/Mak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Battery Specs</text:p>
          </table:table-cell>
          <table:table-cell table:style-name="ce4" office:value-type="string">
            <text:p>Voltage-Before </text:p>
          </table:table-cell>
          <table:table-cell table:style-name="ce4" office:value-type="string">
            <text:p>Initial Charge Start</text:p>
          </table:table-cell>
          <table:table-cell table:style-name="ce4" office:value-type="string">
            <text:p>Initial Charge End</text:p>
          </table:table-cell>
          <table:table-cell table:style-name="ce4" office:value-type="string">
            <text:p>Charge End V</text:p>
          </table:table-cell>
          <table:table-cell table:style-name="ce5" table:number-columns-repeated="12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11">
            <text:p>01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12">
            <text:p>01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47">
            <text:p>2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49">
            <text:p>2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1">
            <text:p>24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3">
            <text:p>193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4">
            <text:p>194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5">
            <text:p>195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7">
            <text:p>197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9">
            <text:p>00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10">
            <text:p>01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46">
            <text:p>2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48">
            <text:p>2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4">
            <text:p>24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2">
            <text:p>192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1">
            <text:p>031</text:p>
          </table:table-cell>
          <table:table-cell table:style-name="ce1" office:value-type="float" office:value="196">
            <text:p>196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87">
            <text:p>28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57">
            <text:p>1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58">
            <text:p>15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60">
            <text:p>16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61">
            <text:p>16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4">
            <text:p>25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7">
            <text:p>2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5">
            <text:p>20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9">
            <text:p>20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4">
            <text:p>20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6">
            <text:p>20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7">
            <text:p>20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3">
            <text:p>033</text:p>
          </table:table-cell>
          <table:table-cell table:style-name="ce1" office:value-type="float" office:value="208">
            <text:p>20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3">
            <text:p>1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4">
            <text:p>16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5">
            <text:p>16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59">
            <text:p>15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5">
            <text:p>025</text:p>
          </table:table-cell>
          <table:table-cell table:style-name="ce1" office:value-type="float" office:value="162">
            <text:p>16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6">
            <text:p>29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76">
            <text:p>27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8">
            <text:p>16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3">
            <text:p>29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4">
            <text:p>29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5">
            <text:p>29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7">
            <text:p>29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8">
            <text:p>048</text:p>
          </table:table-cell>
          <table:table-cell table:style-name="ce1" office:value-type="float" office:value="298">
            <text:p>29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75">
            <text:p>27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77">
            <text:p>27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78">
            <text:p>27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79">
            <text:p>27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5">
            <text:p>045</text:p>
          </table:table-cell>
          <table:table-cell table:style-name="ce1" office:value-type="float" office:value="280">
            <text:p>28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5">
            <text:p>25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6">
            <text:p>25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41">
            <text:p>14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42">
            <text:p>14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2">
            <text:p>25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1">
            <text:p>041</text:p>
          </table:table-cell>
          <table:table-cell table:style-name="ce1" office:value-type="float" office:value="253">
            <text:p>25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39">
            <text:p>1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2">
            <text:p>18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3">
            <text:p>18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88">
            <text:p>28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89">
            <text:p>28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91">
            <text:p>29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92">
            <text:p>29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7">
            <text:p>047</text:p>
          </table:table-cell>
          <table:table-cell table:style-name="ce1" office:value-type="float" office:value="290">
            <text:p>29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0">
            <text:p>18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1">
            <text:p>18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4">
            <text:p>18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9">
            <text:p>029</text:p>
          </table:table-cell>
          <table:table-cell table:style-name="ce1" office:value-type="float" office:value="185">
            <text:p>18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6">
            <text:p>16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6">
            <text:p>026</text:p>
          </table:table-cell>
          <table:table-cell table:style-name="ce1" office:value-type="float" office:value="167">
            <text:p>16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44">
            <text:p>14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3">
            <text:p>28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6">
            <text:p>28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31">
            <text:p>23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33">
            <text:p>23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1">
            <text:p>28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4">
            <text:p>28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58">
            <text:p>25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60">
            <text:p>26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61">
            <text:p>26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2">
            <text:p>28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6">
            <text:p>046</text:p>
          </table:table-cell>
          <table:table-cell table:style-name="ce1" office:value-type="float" office:value="285">
            <text:p>28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29">
            <text:p>229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32">
            <text:p>23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19">
            <text:p>21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69">
            <text:p>16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70">
            <text:p>17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73">
            <text:p>17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87">
            <text:p>087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88">
            <text:p>088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59">
            <text:p>25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62">
            <text:p>26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2">
            <text:p>042</text:p>
          </table:table-cell>
          <table:table-cell table:style-name="ce1" office:value-type="float" office:value="263">
            <text:p>2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16">
            <text:p>21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18">
            <text:p>21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20">
            <text:p>22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21">
            <text:p>22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71">
            <text:p>17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7">
            <text:p>027</text:p>
          </table:table-cell>
          <table:table-cell table:style-name="ce1" office:value-type="float" office:value="172">
            <text:p>17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85">
            <text:p>085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90">
            <text:p>090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5">
            <text:p>035</text:p>
          </table:table-cell>
          <table:table-cell table:style-name="ce1" office:value-type="float" office:value="217">
            <text:p>21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201">
            <text:p>20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202">
            <text:p>20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6">
            <text:p>15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72">
            <text:p>27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73">
            <text:p>27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74">
            <text:p>27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2">
            <text:p>15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3">
            <text:p>15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5">
            <text:p>15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40">
            <text:p>14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2">
            <text:p>022</text:p>
          </table:table-cell>
          <table:table-cell table:style-name="ce1" office:value-type="float" office:value="143">
            <text:p>14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70">
            <text:p>27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4">
            <text:p>044</text:p>
          </table:table-cell>
          <table:table-cell table:style-name="ce1" office:value-type="float" office:value="271">
            <text:p>27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86">
            <text:p>18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87">
            <text:p>18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88">
            <text:p>18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89">
            <text:p>18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90">
            <text:p>19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0">
            <text:p>030</text:p>
          </table:table-cell>
          <table:table-cell table:style-name="ce1" office:value-type="float" office:value="191">
            <text:p>19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41">
            <text:p>04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42">
            <text:p>04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4">
            <text:p>22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5">
            <text:p>22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4">
            <text:p>06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52">
            <text:p>05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31">
            <text:p>0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32">
            <text:p>0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7">
            <text:p>177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50">
            <text:p>05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28">
            <text:p>0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30">
            <text:p>0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43">
            <text:p>04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8">
            <text:p>008</text:p>
          </table:table-cell>
          <table:table-cell table:style-name="ce1" office:value-type="float" office:value="47">
            <text:p>04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8">
            <text:p>008</text:p>
          </table:table-cell>
          <table:table-cell table:style-name="ce1" office:value-type="float" office:value="48">
            <text:p>04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44">
            <text:p>04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">
            <text:p>001</text:p>
          </table:table-cell>
          <table:table-cell table:style-name="ce1" office:value-type="float" office:value="2">
            <text:p>0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7v</text:p>
          </table:table-cell>
          <table:table-cell table:style-name="ce5" table:number-columns-repeated="12"/>
        </table:table-row>
        <table:table-row table:style-name="ro3">
          <table:table-cell table:style-name="ce1" office:value-type="float" office:value="1">
            <text:p>001</text:p>
          </table:table-cell>
          <table:table-cell table:style-name="ce1" office:value-type="float" office:value="5">
            <text:p>0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3">
            <text:p>22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6">
            <text:p>22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1">
            <text:p>21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2">
            <text:p>21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5">
            <text:p>06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53">
            <text:p>05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54">
            <text:p>05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4">
            <text:p>15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1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4">
            <text:p>12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6">
            <text:p>12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6">
            <text:p>17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9">
            <text:p>17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4">
            <text:p>23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8">
            <text:p>23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7">
            <text:p>1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8">
            <text:p>1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7">
            <text:p>23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9">
            <text:p>2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3">
            <text:p>12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5">
            <text:p>12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39">
            <text:p>03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7">
            <text:p>007</text:p>
          </table:table-cell>
          <table:table-cell table:style-name="ce1" office:value-type="float" office:value="40">
            <text:p>04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5">
            <text:p>265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6">
            <text:p>266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46">
            <text:p>1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47">
            <text:p>1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67">
            <text:p>06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71">
            <text:p>07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">
            <text:p>001</text:p>
          </table:table-cell>
          <table:table-cell table:style-name="ce1" office:value-type="float" office:value="4">
            <text:p>0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9v</text:p>
          </table:table-cell>
          <table:table-cell table:style-name="ce5" table:number-columns-repeated="12"/>
        </table:table-row>
        <table:table-row table:style-name="ro3">
          <table:table-cell table:style-name="ce1" office:value-type="float" office:value="1">
            <text:p>001</text:p>
          </table:table-cell>
          <table:table-cell table:style-name="ce1" office:value-type="float" office:value="6">
            <text:p>0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8">
            <text:p>17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72">
            <text:p>07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3">
            <text:p>21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9">
            <text:p>019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20">
            <text:p>020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0">
            <text:p>21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70">
            <text:p>07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27">
            <text:p>0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5">
            <text:p>005</text:p>
          </table:table-cell>
          <table:table-cell table:style-name="ce1" office:value-type="float" office:value="29">
            <text:p>0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8">
            <text:p>028</text:p>
          </table:table-cell>
          <table:table-cell table:style-name="ce1" office:value-type="float" office:value="175">
            <text:p>17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69">
            <text:p>06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49">
            <text:p>04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9">
            <text:p>009</text:p>
          </table:table-cell>
          <table:table-cell table:style-name="ce1" office:value-type="float" office:value="51">
            <text:p>05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5">
            <text:p>035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6">
            <text:p>036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6">
            <text:p>06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8">
            <text:p>07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3">
            <text:p>06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4">
            <text:p>07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1v</text:p>
          </table:table-cell>
          <table:table-cell table:style-name="ce5" table:number-columns-repeated="15"/>
        </table:table-row>
        <table:table-row table:style-name="ro3">
          <table:table-cell table:style-name="ce2" table:number-columns-repeated="2"/>
          <table:table-cell table:style-name="ce5" table:number-columns-repeated="19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28">
            <text:p>228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Corroded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3">
            <text:p>033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4">
            <text:p>034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48">
            <text:p>1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8">
            <text:p>018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49">
            <text:p>1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2">
            <text:p>012</text:p>
          </table:table-cell>
          <table:table-cell table:style-name="ce1" office:value-type="float" office:value="68">
            <text:p>06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1">
            <text:p>06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1">
            <text:p>011</text:p>
          </table:table-cell>
          <table:table-cell table:style-name="ce1" office:value-type="float" office:value="62">
            <text:p>06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5">
            <text:p>01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6">
            <text:p>01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7">
            <text:p>037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6">
            <text:p>006</text:p>
          </table:table-cell>
          <table:table-cell table:style-name="ce1" office:value-type="float" office:value="38">
            <text:p>038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198">
            <text:p>19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199">
            <text:p>19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5">
            <text:p>13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7">
            <text:p>13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5">
            <text:p>2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55">
            <text:p>05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56">
            <text:p>05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80">
            <text:p>080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81">
            <text:p>081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3">
            <text:p>13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4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2">
            <text:p>1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1">
            <text:p>021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2">
            <text:p>022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4">
            <text:p>02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6">
            <text:p>02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3">
            <text:p>02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">
            <text:p>004</text:p>
          </table:table-cell>
          <table:table-cell table:style-name="ce1" office:value-type="float" office:value="25">
            <text:p>02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200">
            <text:p>200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2">
            <text:p>032</text:p>
          </table:table-cell>
          <table:table-cell table:style-name="ce1" office:value-type="float" office:value="203">
            <text:p>20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7">
            <text:p>017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,47v</text:p>
          </table:table-cell>
          <table:table-cell table:style-name="ce5" table:number-columns-repeated="15"/>
        </table:table-row>
        <table:table-row table:style-name="ro3">
          <table:table-cell table:style-name="ce2" table:number-columns-repeated="2"/>
          <table:table-cell table:style-name="ce5" table:number-columns-repeated="19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29">
            <text:p>1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0">
            <text:p>020</text:p>
          </table:table-cell>
          <table:table-cell table:style-name="ce1" office:value-type="float" office:value="130">
            <text:p>1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16">
            <text:p>11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18">
            <text:p>11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5">
            <text:p>23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8">
            <text:p>038</text:p>
          </table:table-cell>
          <table:table-cell table:style-name="ce1" office:value-type="float" office:value="236">
            <text:p>23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79">
            <text:p>079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82">
            <text:p>082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">
            <text:p>001</text:p>
          </table:table-cell>
          <table:table-cell table:style-name="ce1" office:value-type="float" office:value="3">
            <text:p>0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81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1v</text:p>
          </table:table-cell>
          <table:table-cell table:style-name="ce5" table:number-columns-repeated="12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15">
            <text:p>11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17">
            <text:p>11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45">
            <text:p>1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7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3">
            <text:p>07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7">
            <text:p>07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4">
            <text:p>13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8">
            <text:p>13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3">
          <table:table-cell table:number-columns-repeated="2" table:style-name="ce1" office:value-type="float" office:value="1">
            <text:p>0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74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2v</text:p>
          </table:table-cell>
          <table:table-cell table:style-name="ce5" table:number-columns-repeated="12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19">
            <text:p>11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59">
            <text:p>05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60">
            <text:p>06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20">
            <text:p>12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4">
            <text:p>01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">
            <text:p>003</text:p>
          </table:table-cell>
          <table:table-cell table:style-name="ce1" office:value-type="float" office:value="13">
            <text:p>01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8">
            <text:p>008</text:p>
          </table:table-cell>
          <table:table-cell table:style-name="ce1" office:value-type="float" office:value="45">
            <text:p>04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5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3">
            <text:p>023</text:p>
          </table:table-cell>
          <table:table-cell table:style-name="ce1" office:value-type="float" office:value="150">
            <text:p>1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4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7">
            <text:p>267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8">
            <text:p>268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3">
            <text:p>24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2">
            <text:p>22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6">
            <text:p>036</text:p>
          </table:table-cell>
          <table:table-cell table:style-name="ce1" office:value-type="float" office:value="227">
            <text:p>22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8">
            <text:p>008</text:p>
          </table:table-cell>
          <table:table-cell table:style-name="ce1" office:value-type="float" office:value="46">
            <text:p>04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1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7">
            <text:p>037</text:p>
          </table:table-cell>
          <table:table-cell table:style-name="ce1" office:value-type="float" office:value="230">
            <text:p>23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1">
            <text:p>1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1">
            <text:p>021</text:p>
          </table:table-cell>
          <table:table-cell table:style-name="ce1" office:value-type="float" office:value="136">
            <text:p>13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99">
            <text:p>099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1">
            <text:p>1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2">
            <text:p>1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3">
            <text:p>1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4">
            <text:p>1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5">
            <text:p>1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6">
            <text:p>1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1">
            <text:p>091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2">
            <text:p>092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3">
            <text:p>093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5">
            <text:p>095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6">
            <text:p>096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7">
            <text:p>097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8">
            <text:p>098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89">
            <text:p>089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57">
            <text:p>05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3">
          <table:table-cell table:style-name="ce1" office:value-type="float" office:value="10">
            <text:p>010</text:p>
          </table:table-cell>
          <table:table-cell table:style-name="ce1" office:value-type="float" office:value="58">
            <text:p>05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3">
          <table:table-cell table:style-name="ce1" office:value-type="float" office:value="8">
            <text:p>008</text:p>
          </table:table-cell>
          <table:table-cell table:style-name="ce2"/>
          <table:table-cell table:style-name="ce4" office:value-type="string">
            <text:p>* Two were disposed off as I cut in to the shell</text:p>
          </table:table-cell>
          <table:table-cell table:style-name="ce5" table:number-columns-repeated="2"/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7">
            <text:p>00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">
            <text:p>002</text:p>
          </table:table-cell>
          <table:table-cell table:style-name="ce1" office:value-type="float" office:value="8">
            <text:p>00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4">
            <text:p>264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3">
            <text:p>043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22">
            <text:p>12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50">
            <text:p>2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9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9">
            <text:p>019</text:p>
          </table:table-cell>
          <table:table-cell table:style-name="ce1" office:value-type="float" office:value="121">
            <text:p>12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40">
            <text:p>040</text:p>
          </table:table-cell>
          <table:table-cell table:style-name="ce1" office:value-type="float" office:value="251">
            <text:p>2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6">
            <text:p>016</text:p>
          </table:table-cell>
          <table:table-cell table:style-name="ce1" office:value-type="float" office:value="94">
            <text:p>094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0">
            <text:p>100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2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24">
            <text:p>024</text:p>
          </table:table-cell>
          <table:table-cell table:style-name="ce1" office:value-type="float" office:value="151">
            <text:p>1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2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08">
            <text:p>108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09">
            <text:p>109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10">
            <text:p>110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11">
            <text:p>111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12">
            <text:p>112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13">
            <text:p>113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8">
            <text:p>018</text:p>
          </table:table-cell>
          <table:table-cell table:style-name="ce1" office:value-type="float" office:value="114">
            <text:p>114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7">
            <text:p>017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2">
            <text:p>24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1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6">
            <text:p>07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3">
            <text:p>013</text:p>
          </table:table-cell>
          <table:table-cell table:style-name="ce1" office:value-type="float" office:value="75">
            <text:p>07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2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4">
            <text:p>214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7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4">
            <text:p>034</text:p>
          </table:table-cell>
          <table:table-cell table:style-name="ce1" office:value-type="float" office:value="215">
            <text:p>215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6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39">
            <text:p>039</text:p>
          </table:table-cell>
          <table:table-cell table:style-name="ce1" office:value-type="float" office:value="240">
            <text:p>24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5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84">
            <text:p>084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3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4">
            <text:p>014</text:p>
          </table:table-cell>
          <table:table-cell table:style-name="ce1" office:value-type="float" office:value="83">
            <text:p>083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1v</text:p>
          </table:table-cell>
          <table:table-cell table:style-name="ce5" table:number-columns-repeated="15"/>
        </table:table-row>
        <table:table-row table:style-name="ro3">
          <table:table-cell table:style-name="ce1" office:value-type="float" office:value="15">
            <text:p>015</text:p>
          </table:table-cell>
          <table:table-cell table:style-name="ce1" office:value-type="float" office:value="86">
            <text:p>086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float" office:value="0">
            <text:p>0</text:p>
          </table:table-cell>
          <table:table-cell table:style-name="ce5" table:number-columns-repeated="15"/>
        </table:table-row>
        <table:table-row table:style-name="ro3" table:number-rows-repeated="697">
          <table:table-cell table:style-name="ce2" table:number-columns-repeated="2"/>
          <table:table-cell table:style-name="ce5" table:number-columns-repeated="19"/>
        </table:table-row>
        <table:table-row table:style-name="ro3" table:number-rows-repeated="10475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3/04/2015</text:date>, <text:time>17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kins</meta:initial-creator>
    <meta:creation-date>2015-04-03T17:10:39.02</meta:creation-date>
    <dc:date>2015-04-03T17:17:31.51</dc:date>
    <dc:creator>Oliver Jenkins</dc:creator>
    <meta:editing-duration>PT6M52S</meta:editing-duration>
    <meta:editing-cycles>2</meta:editing-cycles>
    <meta:generator>OpenOffice/4.1.1$Win32 OpenOffice.org_project/411m6$Build-9775</meta:generator>
    <meta:document-statistic meta:table-count="3" meta:cell-count="1929" meta:object-count="0"/>
  </office:meta>
</office:document-meta>
</file>